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Consolas, 'Lucida Console', 'DejaVu Sans Mono', monospace"/>
    <style:font-face style:name="OpenSymbol" svg:font-family="OpenSymbol"/>
    <style:font-face style:name="Arial2" svg:font-family="Arial" style:font-family-generic="swiss"/>
    <style:font-face style:name="Menlo1" svg:font-family="Menlo, Consolas, 'Lucida Console', 'DejaVu Sans Mono', monospace"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color="#ff3333"/>
    </style:style>
    <style:style style:name="P2" style:family="paragraph" style:parent-style-name="Standard" style:list-style-name="L1">
      <style:paragraph-properties fo:margin-left="0cm" fo:margin-right="0cm" fo:text-align="start" style:justify-single-word="false" fo:orphans="2" fo:widows="2" fo:text-indent="0cm" style:auto-text-indent="false"/>
      <style:text-properties fo:color="#ff3333"/>
    </style:style>
    <style:style style:name="P3" style:family="paragraph" style:parent-style-name="Standard">
      <style:paragraph-properties fo:margin-left="0cm" fo:margin-right="0cm" fo:text-align="start" style:justify-single-word="false" fo:orphans="2" fo:widows="2" fo:text-indent="0cm" style:auto-text-indent="false"/>
      <style:text-properties fo:color="#000000"/>
    </style:style>
    <style:style style:name="P4" style:family="paragraph" style:parent-style-name="Standard" style:list-style-name="L1">
      <style:paragraph-properties fo:margin-left="0cm" fo:margin-right="0cm" fo:text-align="start" style:justify-single-word="false" fo:orphans="2" fo:widows="2" fo:text-indent="0cm" style:auto-text-indent="false"/>
      <style:text-properties fo:color="#000000"/>
    </style:style>
    <style:style style:name="P5" style:family="paragraph" style:parent-style-name="Standard" style:list-style-name="L3">
      <style:paragraph-properties fo:margin-left="0cm" fo:margin-right="0cm" fo:text-align="start" style:justify-single-word="false" fo:orphans="2" fo:widows="2" fo:text-indent="0cm" style:auto-text-indent="false"/>
      <style:text-properties fo:color="#000000"/>
    </style:style>
    <style:style style:name="T1" style:family="text">
      <style:text-properties fo:font-variant="normal" fo:text-transform="none" style:font-name="Menlo" fo:font-size="9pt" fo:letter-spacing="normal" fo:font-style="normal" fo:font-weight="normal"/>
    </style:style>
    <style:style style:name="T2" style:family="text">
      <style:text-properties fo:font-variant="normal" fo:text-transform="none" fo:color="#ff3333" style:font-name="Menlo" fo:font-size="9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 Le cahier des charges</text:span></text:p>
      <text:list xml:id="list5632430311515944770" text:style-name="L1">
        <text:list-header>
          <text:p text:style-name="P2"><text:span text:style-name="T1"/></text:p>
          <text:p text:style-name="P4"><text:span text:style-name="T1">#Hardware</text:span></text:p>
          <text:p text:style-name="P4"><text:span text:style-name="T1">- Microprocesseur facile à utiliser et à configurer (Librairies et utilitaires faciles d'accès)</text:span></text:p>
          <text:p text:style-name="P4"><text:span text:style-name="T1">- Alimentation embarquée avec les bonnes valeurs (5V, 3A)</text:span></text:p>
          <text:p text:style-name="P4"><text:span text:style-name="T1">- Permet de connecter des device externes (caméra)</text:span></text:p>
          <text:p text:style-name="P4"><text:span text:style-name="T1">- Lancement autonome au démarrage</text:span></text:p>
        </text:list-header>
      </text:list>
      <text:p text:style-name="P3"><text:span text:style-name="T1"/></text:p>
      <text:p text:style-name="P3"><text:span text:style-name="T1">#Wifi</text:span></text:p>
      <text:p text:style-name="P3"><text:span text:style-name="T1">- Capacité d'emettre un wifi local non sécurisé</text:span></text:p>
      <text:p text:style-name="P3"><text:span text:style-name="T1">- Pouvoir connecter facilement un client au wifi</text:span></text:p>
      <text:p text:style-name="P3"><text:span text:style-name="T1">- Capacité d'envoyer n'importe quel type de donnée par wifi (broadcast ou échange individuel)</text:span></text:p>
      <text:p text:style-name="P3"><text:span text:style-name="T1"/></text:p>
      <text:p text:style-name="P3"><text:span text:style-name="T1">#Perspective</text:span></text:p>
      <text:p text:style-name="P3"><text:span text:style-name="T1">- Capacité de calculer les angles de la caméra à partir de deux points</text:span></text:p>
      <text:p text:style-name="P3"><text:span text:style-name="T1">- Capacité de convertir les coordonnées image en coordonnées réelles</text:span></text:p>
      <text:list xml:id="list31632606" text:continue-numbering="true" text:style-name="L1">
        <text:list-header>
          <text:p text:style-name="P2"><text:line-break/><text:span text:style-name="T1">- La description théorique de la réalisation</text:span></text:p>
        </text:list-header>
      </text:list>
      <text:p text:style-name="P1"><text:span text:style-name="T1"/></text:p>
      <text:p text:style-name="P3"><text:span text:style-name="T1">#Hardware</text:span></text:p>
      <text:p text:style-name="P3"><text:span text:style-name="T1">La Raspberry Pi est chargée avec une carte SD contenant toutes les librairies python utiles pour le projet (OpenCV, wifi, etc), ses codes bash et python.</text:span></text:p>
      <text:p text:style-name="P3"><text:span text:style-name="T1">Une caméra est branchée sur un port dédié de la carte et l'alimentation est reliée par un pin dédié sur la carte. Celle-ci est assurée par une batterie reliée à un régulateur de tension / courant permettant d'adapter la sortie de la batterie aux demandes de la Raspberry Pi.</text:span></text:p>
      <text:p text:style-name="P3"><text:span text:style-name="T1">En raison du fait qu'on n'aura pas beaucoup de temps ni d'écran lors de la Coupe de France de robotique pour tout mettre en place, la Raspberry Pi execute de manière automatique ses scripts de configuration et lance sa routine python quelques secondes après avoir été mise sous tension.</text:span></text:p>
      <text:p text:style-name="P3"><text:span text:style-name="T1"/></text:p>
      <text:p text:style-name="P3"><text:span text:style-name="T1">#Wifi</text:span></text:p>
      <text:p text:style-name="P3"><text:span text:style-name="T1">Un point d'accès wifi indépendant a été préconfiguré sur la Raspberry Pi et est activé dès que la Raspberry Pi a terminé son chargement. Celui-ci n'est pas sécurisé car cela impliquerait plus de complexité et la sécurité n'est pas nécessaire pour les applications envisagées.</text:span></text:p>
      <text:p text:style-name="P3"><text:span text:style-name="T1">A la fin de chaque boucle d'execution du programme principal, les données relatives aux positions des robots et des palets sont envoyées sur le réseau. On pourra également envoyer directement l'image de la caméra (brute ou modifiée) pour débuguer en l'absence d'écran.</text:span></text:p>
      <text:p text:style-name="P3"><text:span text:style-name="T1"/></text:p>
      <text:p text:style-name="P3"><text:span text:style-name="T1">#Perspective</text:span></text:p>
      <text:p text:style-name="P3"><text:span text:style-name="T1">Le support mécanique de la caméra permettant d'obtenir une orientation variable sur deux axes, on doit être capable de déterminer avec précision les angles de la caméra par rapport au plan du terrain. Un code permet de determiner ces paramètres à partir de la connaissance des coordonnées physiques et sur l'image de deux points.</text:span></text:p>
      <text:p text:style-name="P3"><text:span text:style-name="T1">Ensuite, on est capable de relier les coordonnées sur l'image aux coordonnées physiques en fonction de la connaissance de la hauteur de la cible (robot ou palet). (Voir Annexe Théorique 1)</text:span></text:p>
      <text:list xml:id="list31612382" text:continue-numbering="true" text:style-name="L1">
        <text:list-header>
          <text:p text:style-name="P2"><text:line-break/><text:span text:style-name="T1">- Les solutions envisagées et retenues</text:span></text:p>
        </text:list-header>
      </text:list>
      <text:p text:style-name="P1"><text:span text:style-name="T1"/></text:p>
      <text:list xml:id="list31621202" text:continue-numbering="true" text:style-name="L1">
        <text:list-header>
          <text:p text:style-name="P4"><text:span text:style-name="T1">#Hardware</text:span></text:p>
        </text:list-header>
      </text:list>
      <text:p text:style-name="P3"><text:span text:style-name="T1">On a directement envisagé l'utilisation d'une Raspberry Pi pour effectuer toutes les opérations en raison du fait qu'elle permette d'intégrer un OS complet contrairement aux autres cartes (Arduino, STM32, etc). Ceci permet d'avoir déjà à disposition la librairie graphique OpenCV, l'interpréteur Python et d'autres utilitaires tel que le wifi. De plus, elle intègre un port dédié pour une caméra avec son logiciel. Nous avons priviligié l'utilisation de Raspbian comme OS en raison du fait qu'il intègre des pilotes dédiés pour la caméra.</text:span></text:p>
      <text:p text:style-name="P3"><text:span text:style-name="T1">Pour l'alimentation en période de développement, nous avions dans un premier temps envisagé d'utiliser un PC relié par USB, cependant cela ne satisfaisait pas les demandes en courant de la Raspberry Pi, aboutissant à des corruptions de la carte SD. Nous avons donc retenu l'alimentation par des chargeurs dédiés reliés à une prise électrique. Pour ce qui est de l'alimentation embarquée, nous avons prévu d'utiliser une batterie avec un régulateur de tension / courant.</text:span></text:p>
      <text:p text:style-name="P3"><text:span text:style-name="T1"/></text:p>
      <text:p text:style-name="P3"><text:span text:style-name="T1">#Wifi</text:span></text:p>
      <text:p text:style-name="P3"><text:span text:style-name="T1">La Raspberry Pi avec Raspbian offre de nombreux utilitaires pour le wifi, donc nous nous basons sur leur utilisation. Du côté client, nous avions dans un premier temps codé un script python permettant </text:span><text:soft-page-break/><text:span text:style-name="T1">de recevoir des données, pensant utiliser une Raspberry Pi sur les robots. Mais pour des raisons techniques, nous n'utiliserons qu'un module wifi branché à une carte STM32 sur les robots et avons codé ceci différement. Cependant, ceci ne concerne pas strictement le projet et nous nous contenterons du code client python ici.</text:span></text:p>
      <text:list xml:id="list31613642" text:continue-numbering="true" text:style-name="L1">
        <text:list-header>
          <text:p text:style-name="P2"><text:line-break/><text:span text:style-name="T1">- Une description précise des résultats attendus et obtenus</text:span></text:p>
        </text:list-header>
      </text:list>
      <text:p text:style-name="P1"><text:span text:style-name="T1"/></text:p>
      <text:p text:style-name="P3"><text:span text:style-name="T1">#Hardware</text:span></text:p>
      <text:p text:style-name="P3"><text:span text:style-name="T1">- Scripts qui s'executent au démarrage pour lancer l'application (cependant le workon ne marche pas)</text:span></text:p>
      <text:list xml:id="list6098134558889189931" text:style-name="L3">
        <text:list-item>
          <text:p text:style-name="P5"><text:span text:style-name="T1">Caméra connectée et fonctionnelle</text:span></text:p>
        </text:list-item>
      </text:list>
      <text:p text:style-name="P3"><text:span text:style-name="T1"/></text:p>
      <text:p text:style-name="P3"><text:span text:style-name="T1">Sur la Raspberry Pi, on a réussi à compiler la librairie OpenCV utile au traitement d'image. Grâce à elle nous avons pu visualiser les images sortant de la caméra et nous assurer qu'elle fonctionnait bien.</text:span></text:p>
      <text:p text:style-name="P3"><text:span text:style-name="T1">Le lancement autonome des scripts prévus au démarrage a en revanche rencontré un problème. En effet, lorsque les commandes sont lancées depuis le terminal, tout fonctionne. Mais lorsque celles-ci sont executées depuis un script bash, on rencontre des erreurs. Nous nous contenterons de démarrer la Raspberry Pi en avance et de l'initialiser à la main si nous ne trouvons pas de solution à ce problème. (</text:span><text:span text:style-name="T2">TODO : modifier si ca change</text:span><text:span text:style-name="T1">)</text:span></text:p>
      <text:p text:style-name="P1"><text:span text:style-name="T1">TODO : L'alimentation (pas encore réalisée)</text:span></text:p>
      <text:p text:style-name="P3"><text:span text:style-name="T1"/></text:p>
      <text:p text:style-name="P3"><text:span text:style-name="T1">#Wifi</text:span></text:p>
      <text:p text:style-name="P3"><text:span text:style-name="T1">Le point d'accès wifi a été configuré avec succès pour se lancer au démarrage de la Raspberry Pi. De plus, un code permettant d'envoyer n'importe quel type d'objet python par wifi a été réalisé. Ainsi, nous avons pu nous assurer que tout fonctionnait bien en envoyant par wifi le flux vidéo de la caméra vers un PC distant. Cependant, nous avons pu constater une importante latence (de l'ordre de quelques secondes) entre la réception et la capture des images. On peut attribuer cela au volume des images envoyées et des tests sur des envois de données plus petites nous a donné raison.</text:span></text:p>
      <text:p text:style-name="P3"><text:span text:style-name="T1">Du point de vue des clients, nous n'avons pas de problème à connecter un PC au wifi. Pour connecter les robots avec leur module wifi, cela nécessite encore du travail, mais c'est hors sujet ici.</text:span></text:p>
      <text:p text:style-name="P3"><text:span text:style-name="T1"/></text:p>
      <text:list xml:id="list31612771" text:continue-list="list31613642" text:style-name="L1">
        <text:list-header>
          <text:p text:style-name="P4"><text:span text:style-name="T1">#Perspective</text:span></text:p>
        </text:list-header>
      </text:list>
      <text:p text:style-name="P3"><text:span text:style-name="T1">En raison de la complexité des relations trigonométriques permettant de retrouver les angles en fonction de points sur l'image et sur le terrain, on exprime un angle en fonction de l'autre puis on utilise une procédure itérative de recherche du minimum de distance entre la position calculée et la position réelle. On a d'abord utilisé une résolution au centième de radian, puis on est passé au millième de radian. En effet, bien qu'en théorie le minimum est unique, il existe de nombreux points très proches du minimum et étant donné la résolution limitée, on peut le manquer et trouver un pseudo minimum avec des angles qui donneront un résultat complétement faux pour une autre position sur l'image.</text:span></text:p>
      <text:p text:style-name="P3"><text:span text:style-name="T1">On a mesuré l'orientation de la caméra et pris une image avec. Puis on a effectué des tests sur douze points de l'image en mesurant physiquement leur position sur le terrain avec la résolution du centième de radian et du millième de radian. On a observé dans tous les dcas des angles différents au centième de radian et dans tous les cas les bons angles au millième de radian. On garde donc la résolution au millième de radian.</text:span></text:p>
      <text:p text:style-name="P3"><text:span text:style-name="T1"/></text:p>
      <text:p text:style-name="P3"><text:span text:style-name="T1">Le code de conversion des coordonnées image vers les coordonnées physiques permet en théorie de déterminer totalement la position des cibles, à condition que la position et l'orientation de la caméra soit précisement connue. En pratique, on retrouve effectivement cette limitation, la précision des positions calculées étant très dépendante de la précision des mesures de la position de la caméra (celles-ci impactant également le code de determination des angles). En général, on trouvait les positions à moins d'un centimètre près.</text:span></text:p>
      <text:list xml:id="list31635803" text:continue-numbering="true" text:style-name="L1">
        <text:list-header>
          <text:p text:style-name="P2"><text:line-break/><text:span text:style-name="T1">- Bilan financier (prévu, réalisé), attention le cout du projet ne se limite pas à ce qui a été dépensé par le groupe, il y a aussi du matériel emprunté, ou du matériel acheté lors de projets précédents</text:span></text:p>
        </text:list-header>
      </text:list>
      <text:p text:style-name="P1"><text:span text:style-name="T1"/></text:p>
      <text:p text:style-name="P3"><text:span text:style-name="T1">- Commande d'une Raspberry Pi et de sa caméra</text:span></text:p>
      <text:p text:style-name="P3"><text:span text:style-name="T1">- Commande d'une carte de régulation de courant / tension et batterie</text:span></text:p>
      <text:p text:style-name="P3"><text:span text:style-name="T1">- Utilisation d'une alimentation et d'un écran pour le développement</text:span></text:p>
      <text:p text:style-name="P1"><text:span text:style-name="T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Consolas, 'Lucida Console', 'DejaVu Sans Mono', monospace"/>
    <style:font-face style:name="OpenSymbol" svg:font-family="OpenSymbol"/>
    <style:font-face style:name="Arial2" svg:font-family="Arial" style:font-family-generic="swiss"/>
    <style:font-face style:name="Menlo1" svg:font-family="Menlo, Consolas, 'Lucida Console', 'DejaVu Sans Mono', monospace"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ïc Broyer</meta:initial-creator>
    <meta:creation-date>2019-05-13T08:36:06.85</meta:creation-date>
    <dc:date>2019-05-13T11:42:10.04</dc:date>
    <dc:creator>Loïc Broyer</dc:creator>
    <meta:editing-duration>PT1H49M58S</meta:editing-duration>
    <meta:editing-cycles>4</meta:editing-cycles>
    <meta:generator>OpenOffice/4.1.1$Win32 OpenOffice.org_project/411m6$Build-9775</meta:generator>
    <meta:document-statistic meta:table-count="0" meta:image-count="0" meta:object-count="0" meta:page-count="2" meta:paragraph-count="48" meta:word-count="1287" meta:character-count="7778"/>
  </office:meta>
</office:document-meta>
</file>